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14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14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4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8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visibility="collapse" table:default-cell-style-name="Default"/>
        <table:table-column table:style-name="co9" table:default-cell-style-name="ce22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2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9"/>
          <table:table-cell table:style-name="ce43"/>
          <table:table-cell table:style-name="ce47"/>
          <table:table-cell table:style-name="ce53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8"/>
          <table:table-cell table:style-name="ce54" table:formula="of:=[.D9]*[.E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2"/>
          <table:table-cell table:style-name="ce40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8"/>
          <table:table-cell table:style-name="ce54" table:formula="of:=[.D10]*[.E1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2"/>
          <table:table-cell table:style-name="ce40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8"/>
          <table:table-cell table:style-name="ce54" table:formula="of:=[.D11]*[.E1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8"/>
          <table:table-cell table:style-name="ce54" table:formula="of:=[.D12]*[.E12]" office:value-type="currency" office:currency="PLN" office:value="0">
            <text:p>0,00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8"/>
          <table:table-cell table:style-name="ce54" table:formula="of:=[.D14]*[.E1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2"/>
          <table:table-cell table:style-name="ce40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8"/>
          <table:table-cell table:style-name="ce54" table:formula="of:=[.D15]*[.E1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8"/>
          <table:table-cell table:style-name="ce54" table:formula="of:=[.D16]*[.E1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2"/>
          <table:table-cell table:style-name="ce40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8"/>
          <table:table-cell table:style-name="ce54" table:formula="of:=[.D17]*[.E17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8"/>
          <table:table-cell table:style-name="ce54" table:formula="of:=[.D19]*[.E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2"/>
          <table:table-cell table:style-name="ce40"/>
          <table:table-cell table:style-name="ce27"/>
          <table:table-cell table:style-name="ce48"/>
          <table:table-cell table:style-name="ce54"/>
        </table:table-row>
        <table:table-row table:style-name="ro2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8"/>
          <table:table-cell table:style-name="ce54" table:formula="of:=[.D21]*[.E2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8"/>
          <table:table-cell table:style-name="ce54" table:formula="of:=[.D23]*[.E2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8"/>
          <table:table-cell table:style-name="ce54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8"/>
          <table:table-cell table:style-name="ce54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6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8"/>
          <table:table-cell table:style-name="ce54" table:formula="of:=[.D28]*[.E2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8"/>
          <table:table-cell table:style-name="ce54" table:formula="of:=[.D29]*[.E2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8"/>
          <table:table-cell table:style-name="ce54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8"/>
          <table:table-cell table:style-name="ce54" table:formula="of:=[.D31]*[.E3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40"/>
          <table:table-cell table:style-name="ce27" table:formula="of:=[.D32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8"/>
          <table:table-cell table:style-name="ce54" table:formula="of:=[.D34]*[.E3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8"/>
          <table:table-cell table:style-name="ce54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8"/>
          <table:table-cell table:style-name="ce54" table:formula="of:=[.D36]*[.E3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8"/>
          <table:table-cell table:style-name="ce54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8"/>
          <table:table-cell table:style-name="ce54" table:formula="of:=[.D38]*[.E3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8"/>
          <table:table-cell table:style-name="ce54" table:formula="of:=[.D39]*[.E3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8"/>
          <table:table-cell table:style-name="ce54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8"/>
          <table:table-cell table:style-name="ce54" table:formula="of:=[.D41]*[.E4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8"/>
          <table:table-cell table:style-name="ce54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8"/>
          <table:table-cell table:style-name="ce54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8"/>
          <table:table-cell table:style-name="ce54" table:formula="of:=[.D45]*[.E45]" office:value-type="currency" office:currency="PLN" office:value="0">
            <text:p>0,00 zł</text:p>
          </table:table-cell>
        </table:table-row>
        <table:table-row table:style-name="ro2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8"/>
          <table:table-cell table:style-name="ce54" table:formula="of:=[.D50]*[.E5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8"/>
          <table:table-cell table:style-name="ce54" table:formula="of:=[.D51]*[.E5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8"/>
          <table:table-cell table:style-name="ce54" table:formula="of:=[.D52]*[.E5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8"/>
          <table:table-cell table:style-name="ce54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8"/>
          <table:table-cell table:style-name="ce54" table:formula="of:=[.D54]*[.E54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7"/>
          <table:table-cell table:style-name="ce35"/>
          <table:table-cell table:style-name="ce41"/>
          <table:table-cell table:style-name="ce27"/>
          <table:table-cell table:style-name="ce48"/>
          <table:table-cell table:style-name="ce27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8"/>
          <table:table-cell table:style-name="ce54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8"/>
          <table:table-cell table:style-name="ce54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8"/>
          <table:table-cell table:style-name="ce54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8"/>
          <table:table-cell table:style-name="ce54" table:formula="of:=[.D82]*[.E82]" office:value-type="currency" office:currency="PLN" office:value="0">
            <text:p>0,00 zł</text:p>
          </table:table-cell>
        </table:table-row>
        <table:table-row table:style-name="ro2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8"/>
          <table:table-cell table:style-name="ce54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8"/>
          <table:table-cell table:style-name="ce54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8"/>
          <table:table-cell table:style-name="ce54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8"/>
          <table:table-cell table:style-name="ce54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8"/>
          <table:table-cell table:style-name="ce54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8"/>
          <table:table-cell table:style-name="ce54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8"/>
          <table:table-cell table:style-name="ce54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8"/>
          <table:table-cell table:style-name="ce54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8"/>
          <table:table-cell table:style-name="ce54" table:formula="of:=[.D91]*[.E9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40"/>
          <table:table-cell table:style-name="ce27" table:formula="of:=[.D92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40"/>
          <table:table-cell table:style-name="ce27" table:formula="of:=[.D93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 table:number-columns-repeated="2"/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8"/>
          <table:table-cell table:style-name="ce36"/>
          <table:table-cell table:style-name="ce42"/>
          <table:table-cell table:style-name="ce45"/>
          <table:table-cell table:style-name="ce50"/>
          <table:table-cell table:style-name="ce55" table:formula="of:=SUM([.I9:.I94])" office:value-type="currency" office:currency="PLN" office:value="0">
            <text:p>0,00 zł</text:p>
          </table:table-cell>
        </table:table-row>
        <table:table-row table:style-name="ro2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6"/>
          <table:table-cell table:style-name="ce42"/>
          <table:table-cell table:style-name="ce45"/>
          <table:table-cell table:style-name="ce50"/>
          <table:table-cell table:style-name="ce56"/>
        </table:table-row>
        <table:table-row table:style-name="ro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style-name="ce46"/>
          <table:table-cell table:style-name="ce51"/>
          <table:table-cell table:style-name="ce57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7"/>
        </table:table-row>
        <table:table-row table:style-name="ro2" table:number-rows-repeated="7">
          <table:table-cell table:style-name="ce8"/>
          <table:table-cell table:style-name="ce15"/>
          <table:table-cell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8"/>
          <table:table-cell table:style-name="ce57"/>
        </table:table-row>
        <table:table-row table:style-name="ro2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8" table:formula="of:=SUM([.I9:.I126])" office:value-type="float" office:value="0">
            <text:p>Błąd:522</text:p>
          </table:table-cell>
        </table:table-row>
        <table:table-row table:style-name="ro2" table:visibility="collapse">
          <table:table-cell table:number-columns-repeated="9"/>
        </table:table-row>
        <table:table-row table:style-name="ro2" table:number-rows-repeated="654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1</number:text>
    </number:number-style>
    <number:number-style style:name="N140">
      <number:number number:decimal-places="0" number:min-integer-digits="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4.11.2014</text:date>, <text:time>10:44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1-24T10:44:09.31</dc:date>
    <meta:editing-duration>PT04H41M58S</meta:editing-duration>
    <meta:editing-cycles>20</meta:editing-cycles>
    <meta:generator>OpenOffice.org/3.2$Win32 OpenOffice.org_project/320m18$Build-9502</meta:generator>
    <meta:print-date>2014-10-28T09:29:07.11</meta:print-date>
    <meta:document-statistic meta:table-count="3" meta:cell-count="360" meta:object-count="0"/>
  </office:meta>
</office:document-meta>
</file>